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0.316cm" style:rel-column-width="1217*"/>
    </style:style>
    <style:style style:name="Table1.B" style:family="table-column">
      <style:table-column-properties style:column-width="16.685cm" style:rel-column-width="64318*"/>
    </style:style>
    <style:style style:name="Table2" style:family="table">
      <style:table-properties style:width="16.686cm" style:rel-width="100%" table:align="left"/>
    </style:style>
    <style:style style:name="Table2.A" style:family="table-column">
      <style:table-column-properties style:column-width="0.452cm" style:rel-column-width="1773*"/>
    </style:style>
    <style:style style:name="Table2.B" style:family="table-column">
      <style:table-column-properties style:column-width="16.235cm" style:rel-column-width="63762*"/>
    </style:style>
    <style:style style:name="Table2.A1" style:family="table-cell">
      <style:table-cell-properties style:vertical-align="middle"/>
    </style:style>
    <style:style style:name="Table3" style:family="table">
      <style:table-properties style:width="17cm" style:rel-width="100%" table:align="left"/>
    </style:style>
    <style:style style:name="Table3.A" style:family="table-column">
      <style:table-column-properties style:column-width="0.303cm" style:rel-column-width="1169*"/>
    </style:style>
    <style:style style:name="Table3.B" style:family="table-column">
      <style:table-column-properties style:column-width="16.697cm" style:rel-column-width="64366*"/>
    </style:style>
    <style:style style:name="Table4" style:family="table">
      <style:table-properties style:width="16.699cm" style:rel-width="100%" table:align="left"/>
    </style:style>
    <style:style style:name="Table4.A" style:family="table-column">
      <style:table-column-properties style:column-width="0.48cm" style:rel-column-width="1882*"/>
    </style:style>
    <style:style style:name="Table4.B" style:family="table-column">
      <style:table-column-properties style:column-width="16.219cm" style:rel-column-width="63653*"/>
    </style:style>
    <style:style style:name="Table4.A1" style:family="table-cell">
      <style:table-cell-properties style:vertical-align="middle"/>
    </style:style>
    <style:style style:name="Table5" style:family="table">
      <style:table-properties style:width="17cm" style:rel-width="100%" table:align="left"/>
    </style:style>
    <style:style style:name="Table5.A" style:family="table-column">
      <style:table-column-properties style:column-width="0.307cm" style:rel-column-width="1183*"/>
    </style:style>
    <style:style style:name="Table5.B" style:family="table-column">
      <style:table-column-properties style:column-width="16.693cm" style:rel-column-width="64352*"/>
    </style:style>
    <style:style style:name="Table6" style:family="table">
      <style:table-properties style:width="16.695cm" style:rel-width="100%" table:align="left"/>
    </style:style>
    <style:style style:name="Table6.A" style:family="table-column">
      <style:table-column-properties style:column-width="0.471cm" style:rel-column-width="1848*"/>
    </style:style>
    <style:style style:name="Table6.B" style:family="table-column">
      <style:table-column-properties style:column-width="16.224cm" style:rel-column-width="63687*"/>
    </style:style>
    <style:style style:name="Table6.A1" style:family="table-cell">
      <style:table-cell-properties style:vertical-align="middle"/>
    </style:style>
    <style:style style:name="Table7" style:family="table">
      <style:table-properties style:width="17cm" style:rel-width="100%" table:align="left"/>
    </style:style>
    <style:style style:name="Table7.A" style:family="table-column">
      <style:table-column-properties style:column-width="0.31cm" style:rel-column-width="1196*"/>
    </style:style>
    <style:style style:name="Table7.B" style:family="table-column">
      <style:table-column-properties style:column-width="16.69cm" style:rel-column-width="64339*"/>
    </style:style>
    <style:style style:name="Table8" style:family="table">
      <style:table-properties style:width="16.692cm" style:rel-width="100%" table:align="left"/>
    </style:style>
    <style:style style:name="Table8.A" style:family="table-column">
      <style:table-column-properties style:column-width="0.462cm" style:rel-column-width="1814*"/>
    </style:style>
    <style:style style:name="Table8.B" style:family="table-column">
      <style:table-column-properties style:column-width="16.23cm" style:rel-column-width="63721*"/>
    </style:style>
    <style:style style:name="Table8.A1" style:family="table-cell">
      <style:table-cell-properties style:vertical-align="middle"/>
    </style:style>
    <style:style style:name="Table9" style:family="table">
      <style:table-properties style:width="17cm" style:rel-width="100%" table:align="left"/>
    </style:style>
    <style:style style:name="Table9.A" style:family="table-column">
      <style:table-column-properties style:column-width="0.307cm" style:rel-column-width="1183*"/>
    </style:style>
    <style:style style:name="Table9.B" style:family="table-column">
      <style:table-column-properties style:column-width="16.693cm" style:rel-column-width="64352*"/>
    </style:style>
    <style:style style:name="Table10" style:family="table">
      <style:table-properties style:width="16.695cm" style:rel-width="100%" table:align="left"/>
    </style:style>
    <style:style style:name="Table10.A" style:family="table-column">
      <style:table-column-properties style:column-width="0.473cm" style:rel-column-width="1855*"/>
    </style:style>
    <style:style style:name="Table10.B" style:family="table-column">
      <style:table-column-properties style:column-width="16.222cm" style:rel-column-width="63680*"/>
    </style:style>
    <style:style style:name="Table10.A1" style:family="table-cell">
      <style:table-cell-properties style:vertical-align="middle"/>
    </style:style>
    <style:style style:name="Table11" style:family="table">
      <style:table-properties style:width="17cm" style:rel-width="100%" table:align="left"/>
    </style:style>
    <style:style style:name="Table11.A" style:family="table-column">
      <style:table-column-properties style:column-width="0.303cm" style:rel-column-width="1169*"/>
    </style:style>
    <style:style style:name="Table11.B" style:family="table-column">
      <style:table-column-properties style:column-width="16.697cm" style:rel-column-width="64366*"/>
    </style:style>
    <style:style style:name="Table12" style:family="table">
      <style:table-properties style:width="16.699cm" style:rel-width="100%" table:align="left"/>
    </style:style>
    <style:style style:name="Table12.A" style:family="table-column">
      <style:table-column-properties style:column-width="0.474cm" style:rel-column-width="1862*"/>
    </style:style>
    <style:style style:name="Table12.B" style:family="table-column">
      <style:table-column-properties style:column-width="16.224cm" style:rel-column-width="63673*"/>
    </style:style>
    <style:style style:name="Table12.A1" style:family="table-cell">
      <style:table-cell-properties style:vertical-align="middle"/>
    </style:style>
    <style:style style:name="Table13" style:family="table">
      <style:table-properties style:width="17cm" style:rel-width="100%" table:align="left"/>
    </style:style>
    <style:style style:name="Table13.A" style:family="table-column">
      <style:table-column-properties style:column-width="0.312cm" style:rel-column-width="1203*"/>
    </style:style>
    <style:style style:name="Table13.B" style:family="table-column">
      <style:table-column-properties style:column-width="16.688cm" style:rel-column-width="64332*"/>
    </style:style>
    <style:style style:name="Table14" style:family="table">
      <style:table-properties style:width="16.69cm" style:rel-width="100%" table:align="left"/>
    </style:style>
    <style:style style:name="Table14.A" style:family="table-column">
      <style:table-column-properties style:column-width="0.46cm" style:rel-column-width="1807*"/>
    </style:style>
    <style:style style:name="Table14.B" style:family="table-column">
      <style:table-column-properties style:column-width="16.23cm" style:rel-column-width="63728*"/>
    </style:style>
    <style:style style:name="Table14.A1" style:family="table-cell">
      <style:table-cell-properties style:vertical-align="middle"/>
    </style:style>
    <style:style style:name="Table15" style:family="table">
      <style:table-properties style:width="17cm" style:rel-width="100%" table:align="left"/>
    </style:style>
    <style:style style:name="Table15.A" style:family="table-column">
      <style:table-column-properties style:column-width="0.316cm" style:rel-column-width="1217*"/>
    </style:style>
    <style:style style:name="Table15.B" style:family="table-column">
      <style:table-column-properties style:column-width="16.685cm" style:rel-column-width="64318*"/>
    </style:style>
    <style:style style:name="Table16" style:family="table">
      <style:table-properties style:width="16.686cm" style:rel-width="100%" table:align="left"/>
    </style:style>
    <style:style style:name="Table16.A" style:family="table-column">
      <style:table-column-properties style:column-width="0.453cm" style:rel-column-width="1780*"/>
    </style:style>
    <style:style style:name="Table16.B" style:family="table-column">
      <style:table-column-properties style:column-width="16.233cm" style:rel-column-width="63755*"/>
    </style:style>
    <style:style style:name="Table16.A1" style:family="table-cell">
      <style:table-cell-properties style:vertical-align="middle"/>
    </style:style>
    <style:style style:name="Table17" style:family="table">
      <style:table-properties style:width="17cm" style:rel-width="100%" table:align="left"/>
    </style:style>
    <style:style style:name="Table17.A" style:family="table-column">
      <style:table-column-properties style:column-width="0.305cm" style:rel-column-width="1176*"/>
    </style:style>
    <style:style style:name="Table17.B" style:family="table-column">
      <style:table-column-properties style:column-width="16.695cm" style:rel-column-width="64359*"/>
    </style:style>
    <style:style style:name="Table18" style:family="table">
      <style:table-properties style:width="16.697cm" style:rel-width="100%" table:align="left"/>
    </style:style>
    <style:style style:name="Table18.A" style:family="table-column">
      <style:table-column-properties style:column-width="0.473cm" style:rel-column-width="1855*"/>
    </style:style>
    <style:style style:name="Table18.B" style:family="table-column">
      <style:table-column-properties style:column-width="16.224cm" style:rel-column-width="63680*"/>
    </style:style>
    <style:style style:name="Table18.A1" style:family="table-cell">
      <style:table-cell-properties style:vertical-align="middle"/>
    </style:style>
    <style:style style:name="Table19" style:family="table">
      <style:table-properties style:width="17cm" style:rel-width="100%" table:align="left"/>
    </style:style>
    <style:style style:name="Table19.A" style:family="table-column">
      <style:table-column-properties style:column-width="0.312cm" style:rel-column-width="1203*"/>
    </style:style>
    <style:style style:name="Table19.B" style:family="table-column">
      <style:table-column-properties style:column-width="16.688cm" style:rel-column-width="64332*"/>
    </style:style>
    <style:style style:name="Table20" style:family="table">
      <style:table-properties style:width="16.69cm" style:rel-width="100%" table:align="left"/>
    </style:style>
    <style:style style:name="Table20.A" style:family="table-column">
      <style:table-column-properties style:column-width="0.459cm" style:rel-column-width="1800*"/>
    </style:style>
    <style:style style:name="Table20.B" style:family="table-column">
      <style:table-column-properties style:column-width="16.231cm" style:rel-column-width="63735*"/>
    </style:style>
    <style:style style:name="Table20.A1" style:family="table-cell">
      <style:table-cell-properties style:vertical-align="middle"/>
    </style:style>
    <style:style style:name="Table21" style:family="table">
      <style:table-properties style:width="17cm" style:rel-width="100%" table:align="left"/>
    </style:style>
    <style:style style:name="Table21.A" style:family="table-column">
      <style:table-column-properties style:column-width="0.316cm" style:rel-column-width="1217*"/>
    </style:style>
    <style:style style:name="Table21.B" style:family="table-column">
      <style:table-column-properties style:column-width="16.685cm" style:rel-column-width="64318*"/>
    </style:style>
    <style:style style:name="Table22" style:family="table">
      <style:table-properties style:width="16.686cm" style:rel-width="100%" table:align="left"/>
    </style:style>
    <style:style style:name="Table22.A" style:family="table-column">
      <style:table-column-properties style:column-width="0.453cm" style:rel-column-width="1780*"/>
    </style:style>
    <style:style style:name="Table22.B" style:family="table-column">
      <style:table-column-properties style:column-width="16.233cm" style:rel-column-width="63755*"/>
    </style:style>
    <style:style style:name="Table22.A1" style:family="table-cell">
      <style:table-cell-properties style:vertical-align="middle"/>
    </style:style>
    <style:style style:name="Table23" style:family="table">
      <style:table-properties style:width="17cm" table:align="left"/>
    </style:style>
    <style:style style:name="Table23.A" style:family="table-column">
      <style:table-column-properties style:column-width="0.725cm"/>
    </style:style>
    <style:style style:name="Table23.B" style:family="table-column">
      <style:table-column-properties style:column-width="16.275cm"/>
    </style:style>
    <style:style style:name="Table23.A1" style:family="table-cell">
      <style:table-cell-properties style:vertical-align="middle" fo:padding="0.049cm" fo:border="none"/>
    </style:style>
    <style:style style:name="Table24" style:family="table">
      <style:table-properties style:width="8.534cm" table:align="left"/>
    </style:style>
    <style:style style:name="Table24.A" style:family="table-column">
      <style:table-column-properties style:column-width="0.736cm"/>
    </style:style>
    <style:style style:name="Table24.B" style:family="table-column">
      <style:table-column-properties style:column-width="7.798cm"/>
    </style:style>
    <style:style style:name="Table24.A1" style:family="table-cell">
      <style:table-cell-properties style:vertical-align="middle" fo:padding="0.049cm" fo:border="none"/>
    </style:style>
    <style:style style:name="Table25" style:family="table">
      <style:table-properties style:width="8.534cm" table:align="left"/>
    </style:style>
    <style:style style:name="Table25.A" style:family="table-column">
      <style:table-column-properties style:column-width="0.736cm"/>
    </style:style>
    <style:style style:name="Table25.B" style:family="table-column">
      <style:table-column-properties style:column-width="7.798cm"/>
    </style:style>
    <style:style style:name="Table25.A1" style:family="table-cell">
      <style:table-cell-properties style:vertical-align="middle" fo:padding="0.049cm" fo:border="none"/>
    </style:style>
    <style:style style:name="Table26" style:family="table">
      <style:table-properties style:width="16.533cm" table:align="left"/>
    </style:style>
    <style:style style:name="Table26.A" style:family="table-column">
      <style:table-column-properties style:column-width="0.736cm"/>
    </style:style>
    <style:style style:name="Table26.B" style:family="table-column">
      <style:table-column-properties style:column-width="15.797cm"/>
    </style:style>
    <style:style style:name="Table26.A1" style:family="table-cell">
      <style:table-cell-properties style:vertical-align="middle" fo:padding="0.049cm" fo:border="none"/>
    </style:style>
    <style:style style:name="Table27" style:family="table">
      <style:table-properties style:width="16.559cm" table:align="left"/>
    </style:style>
    <style:style style:name="Table27.A" style:family="table-column">
      <style:table-column-properties style:column-width="0.736cm"/>
    </style:style>
    <style:style style:name="Table27.B" style:family="table-column">
      <style:table-column-properties style:column-width="15.824cm"/>
    </style:style>
    <style:style style:name="Table27.A1" style:family="table-cell">
      <style:table-cell-properties style:vertical-align="middle" fo:padding="0.049cm" fo:border="none"/>
    </style:style>
    <style:style style:name="P1" style:family="paragraph" style:parent-style-name="Standard">
      <style:paragraph-properties fo:text-align="justify" style:justify-single-word="false"/>
      <style:text-properties fo:font-size="10.5pt"/>
    </style:style>
    <style:style style:name="P2" style:family="paragraph" style:parent-style-name="Standard">
      <style:paragraph-properties fo:margin-top="0cm" fo:margin-bottom="0.499cm" loext:contextual-spacing="false"/>
    </style:style>
    <style:style style:name="P3" style:family="paragraph" style:parent-style-name="Table_20_Contents">
      <style:paragraph-properties fo:text-align="start" style:justify-single-word="false"/>
    </style:style>
    <style:style style:name="P4" style:family="paragraph" style:parent-style-name="Table_20_Contents">
      <style:text-properties fo:font-size="2pt" style:font-size-asian="2pt" style:font-size-complex="2pt"/>
    </style:style>
    <style:style style:name="P5" style:family="paragraph" style:parent-style-name="Table_20_Contents">
      <style:paragraph-properties fo:margin-top="0cm" fo:margin-bottom="0.499cm" loext:contextual-spacing="false"/>
    </style:style>
    <style:style style:name="T1" style:family="text">
      <style:text-properties style:text-position="33% 80%"/>
    </style:style>
    <style:style style:name="T2" style:family="text">
      <style:text-properties fo:font-style="italic"/>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1" text:anchor-type="page" text:anchor-page-number="1" svg:x="0cm" svg:y="0cm" svg:width="13.626cm" svg:height="3.413cm" draw:z-index="0">
        <draw:floating-frame draw:frame-name="aswift_4"/>
      </draw:frame>
      <text:p text:style-name="Standard"><text:bookmark text:name="lnkDirectionShowHide"/><text:a xlink:type="simple" xlink:href="javascript:%20void%200;" text:style-name="Internet_20_link" text:visited-style-name="Visited_20_Internet_20_Link">Directions to Solve</text:a></text:p>
      <text:section text:style-name="Sect1" text:name="divDirection">
        <text:section text:style-name="Sect1" text:name="divDirectionText">
          <text:p text:style-name="Standard">Each question consist of two words which have a certain relationship to each other followed by four pairs of related words, Select the pair which has the same relationship. </text:p>
        </text:section>
      </text:section>
      <table:table table:name="Table1" table:style-name="Table1">
        <table:table-column table:style-name="Table1.A"/>
        <table:table-column table:style-name="Table1.B"/>
        <table:table-row>
          <table:table-cell table:number-rows-spanned="2" office:value-type="string">
            <text:p text:style-name="P3">1. </text:p>
          </table:table-cell>
          <table:table-cell office:value-type="string">
            <text:p text:style-name="Table_20_Contents">DIVA:OPERA<text:bookmark text:name="tblOption_2084"/></text:p>
            <table:table table:name="Table2" table:style-name="Table2">
              <table:table-column table:style-name="Table2.A"/>
              <table:table-column table:style-name="Table2.B"/>
              <table:table-row>
                <table:table-cell table:style-name="Table2.A1" office:value-type="string">
                  <text:p text:style-name="Table_20_Contents"><text:bookmark text:name="tdOptionNo_A_2084"/><text:bookmark text:name="lnkOptionLink_A_2084"/><text:a xlink:type="simple" xlink:href="javascript:%20void%200;" text:style-name="Internet_20_link" text:visited-style-name="Visited_20_Internet_20_Link">A.</text:a><text:bookmark text:name="tdOptionDt_A_2084"/></text:p>
                </table:table-cell>
                <table:table-cell table:style-name="Table2.A1" office:value-type="string">
                  <text:p text:style-name="Table_20_Contents">producer:theatre<text:bookmark text:name="tdOptionNo_B_2084"/></text:p>
                </table:table-cell>
              </table:table-row>
              <table:table-row>
                <table:table-cell table:style-name="Table2.A1" office:value-type="string">
                  <text:p text:style-name="Table_20_Contents"><text:bookmark text:name="lnkOptionLink_B_2084"/><text:a xlink:type="simple" xlink:href="javascript:%20void%200;" text:style-name="Internet_20_link" text:visited-style-name="Visited_20_Internet_20_Link">B.</text:a><text:bookmark text:name="tdOptionDt_B_2084"/></text:p>
                </table:table-cell>
                <table:table-cell table:style-name="Table2.A1" office:value-type="string">
                  <text:p text:style-name="Table_20_Contents">director:drama<text:bookmark text:name="tdOptionNo_C_2084"/></text:p>
                </table:table-cell>
              </table:table-row>
              <table:table-row>
                <table:table-cell table:style-name="Table2.A1" office:value-type="string">
                  <text:p text:style-name="Table_20_Contents"><text:bookmark text:name="lnkOptionLink_C_2084"/><text:a xlink:type="simple" xlink:href="javascript:%20void%200;" text:style-name="Internet_20_link" text:visited-style-name="Visited_20_Internet_20_Link">C.</text:a><text:bookmark text:name="tdOptionDt_C_2084"/></text:p>
                </table:table-cell>
                <table:table-cell table:style-name="Table2.A1" office:value-type="string">
                  <text:p text:style-name="Table_20_Contents">conductor:bus<text:bookmark text:name="tdOptionNo_D_2084"/></text:p>
                </table:table-cell>
              </table:table-row>
              <table:table-row>
                <table:table-cell table:style-name="Table2.A1" office:value-type="string">
                  <text:p text:style-name="Table_20_Contents"><text:bookmark text:name="lnkOptionLink_D_2084"/><text:a xlink:type="simple" xlink:href="javascript:%20void%200;" text:style-name="Internet_20_link" text:visited-style-name="Visited_20_Internet_20_Link">D.</text:a><text:bookmark text:name="tdOptionDt_D_2084"/></text:p>
                </table:table-cell>
                <table:table-cell table:style-name="Table2.A1" office:value-type="string">
                  <text:p text:style-name="Table_20_Contents">thespian:play</text:p>
                </table:table-cell>
              </table:table-row>
            </table:table>
            <text:p text:style-name="Table_20_Contents"/>
          </table:table-cell>
        </table:table-row>
        <table:table-row>
          <table:covered-table-cell/>
          <table:table-cell office:value-type="string">
            <text:section text:style-name="Sect1" text:name="divAnswer_2084">
              <text:p text:style-name="P5">Answer: Option D</text:p>
              <text:p text:style-name="P5">Explanation:</text:p>
              <text:p text:style-name="Table_20_Contents">No answer description available for this question. <text:a xlink:type="simple" xlink:href="https://www.indiabix.com/verbal-ability/verbal-analogies/discussion-2084" text:style-name="Internet_20_link" text:visited-style-name="Visited_20_Internet_20_Link">Let us discuss</text:a>. </text:p>
            </text:section>
            <text:section text:style-name="Sect1" text:name="divToolBar_2084">
              <text:p text:style-name="Table_20_Contents"><text:a xlink:type="simple" xlink:href="javascript:%20void%200;" text:style-name="Internet_20_link" text:visited-style-name="Visited_20_Internet_20_Link">View Answer</text:a> <text:a xlink:type="simple" xlink:href="https://www.indiabix.com/verbal-ability/verbal-analogies/discussion-2084"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3" table:style-name="Table3">
        <table:table-column table:style-name="Table3.A"/>
        <table:table-column table:style-name="Table3.B"/>
        <table:table-row>
          <table:table-cell table:number-rows-spanned="2" office:value-type="string">
            <text:p text:style-name="P3">2. </text:p>
          </table:table-cell>
          <table:table-cell office:value-type="string">
            <text:p text:style-name="Table_20_Contents">GRAIN:SALT<text:bookmark text:name="tblOption_2079"/></text:p>
            <table:table table:name="Table4" table:style-name="Table4">
              <table:table-column table:style-name="Table4.A"/>
              <table:table-column table:style-name="Table4.B"/>
              <table:table-row>
                <table:table-cell table:style-name="Table4.A1" office:value-type="string">
                  <text:p text:style-name="Table_20_Contents"><text:bookmark text:name="tdOptionNo_A_2079"/><text:bookmark text:name="lnkOptionLink_A_2079"/><text:a xlink:type="simple" xlink:href="javascript:%20void%200;" text:style-name="Internet_20_link" text:visited-style-name="Visited_20_Internet_20_Link">A.</text:a><text:bookmark text:name="tdOptionDt_A_2079"/></text:p>
                </table:table-cell>
                <table:table-cell table:style-name="Table4.A1" office:value-type="string">
                  <text:p text:style-name="Table_20_Contents">shard:pottery<text:bookmark text:name="tdOptionNo_B_2079"/></text:p>
                </table:table-cell>
              </table:table-row>
              <table:table-row>
                <table:table-cell table:style-name="Table4.A1" office:value-type="string">
                  <text:p text:style-name="Table_20_Contents"><text:bookmark text:name="lnkOptionLink_B_2079"/><text:a xlink:type="simple" xlink:href="javascript:%20void%200;" text:style-name="Internet_20_link" text:visited-style-name="Visited_20_Internet_20_Link">B.</text:a><text:bookmark text:name="tdOptionDt_B_2079"/></text:p>
                </table:table-cell>
                <table:table-cell table:style-name="Table4.A1" office:value-type="string">
                  <text:p text:style-name="Table_20_Contents">shred:wood<text:bookmark text:name="tdOptionNo_C_2079"/></text:p>
                </table:table-cell>
              </table:table-row>
              <table:table-row>
                <table:table-cell table:style-name="Table4.A1" office:value-type="string">
                  <text:p text:style-name="Table_20_Contents"><text:bookmark text:name="lnkOptionLink_C_2079"/><text:a xlink:type="simple" xlink:href="javascript:%20void%200;" text:style-name="Internet_20_link" text:visited-style-name="Visited_20_Internet_20_Link">C.</text:a><text:bookmark text:name="tdOptionDt_C_2079"/></text:p>
                </table:table-cell>
                <table:table-cell table:style-name="Table4.A1" office:value-type="string">
                  <text:p text:style-name="Table_20_Contents">blades:grass<text:bookmark text:name="tdOptionNo_D_2079"/></text:p>
                </table:table-cell>
              </table:table-row>
              <table:table-row>
                <table:table-cell table:style-name="Table4.A1" office:value-type="string">
                  <text:p text:style-name="Table_20_Contents"><text:bookmark text:name="lnkOptionLink_D_2079"/><text:a xlink:type="simple" xlink:href="javascript:%20void%200;" text:style-name="Internet_20_link" text:visited-style-name="Visited_20_Internet_20_Link">D.</text:a><text:bookmark text:name="tdOptionDt_D_2079"/></text:p>
                </table:table-cell>
                <table:table-cell table:style-name="Table4.A1" office:value-type="string">
                  <text:p text:style-name="Table_20_Contents">chip:glass</text:p>
                </table:table-cell>
              </table:table-row>
            </table:table>
            <text:p text:style-name="Table_20_Contents"/>
          </table:table-cell>
        </table:table-row>
        <table:table-row>
          <table:covered-table-cell/>
          <table:table-cell office:value-type="string">
            <text:section text:style-name="Sect1" text:name="divAnswer_2079">
              <text:p text:style-name="P5">Answer: Option D</text:p>
              <text:p text:style-name="P5">Explanation:</text:p>
              <text:p text:style-name="Table_20_Contents">No answer description available for this question. <text:a xlink:type="simple" xlink:href="https://www.indiabix.com/verbal-ability/verbal-analogies/discussion-2079" text:style-name="Internet_20_link" text:visited-style-name="Visited_20_Internet_20_Link">Let us discuss</text:a>. </text:p>
            </text:section>
            <text:section text:style-name="Sect1" text:name="divToolBar_2079">
              <text:p text:style-name="Table_20_Contents"><text:a xlink:type="simple" xlink:href="javascript:%20void%200;" text:style-name="Internet_20_link" text:visited-style-name="Visited_20_Internet_20_Link">View Answer</text:a> <text:a xlink:type="simple" xlink:href="https://www.indiabix.com/verbal-ability/verbal-analogies/discussion-2079"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5" table:style-name="Table5">
        <table:table-column table:style-name="Table5.A"/>
        <table:table-column table:style-name="Table5.B"/>
        <table:table-row>
          <table:table-cell table:number-rows-spanned="2" office:value-type="string">
            <text:p text:style-name="P3">3. </text:p>
          </table:table-cell>
          <table:table-cell office:value-type="string">
            <text:p text:style-name="Table_20_Contents">THRUST:SPEAR<text:bookmark text:name="tblOption_2082"/></text:p>
            <table:table table:name="Table6" table:style-name="Table6">
              <table:table-column table:style-name="Table6.A"/>
              <table:table-column table:style-name="Table6.B"/>
              <table:table-row>
                <table:table-cell table:style-name="Table6.A1" office:value-type="string">
                  <text:p text:style-name="Table_20_Contents"><text:bookmark text:name="tdOptionNo_A_2082"/><text:bookmark text:name="lnkOptionLink_A_2082"/><text:a xlink:type="simple" xlink:href="javascript:%20void%200;" text:style-name="Internet_20_link" text:visited-style-name="Visited_20_Internet_20_Link">A.</text:a><text:bookmark text:name="tdOptionDt_A_2082"/></text:p>
                </table:table-cell>
                <table:table-cell table:style-name="Table6.A1" office:value-type="string">
                  <text:p text:style-name="Table_20_Contents">mangle:iron<text:bookmark text:name="tdOptionNo_B_2082"/></text:p>
                </table:table-cell>
              </table:table-row>
              <table:table-row>
                <table:table-cell table:style-name="Table6.A1" office:value-type="string">
                  <text:p text:style-name="Table_20_Contents"><text:bookmark text:name="lnkOptionLink_B_2082"/><text:a xlink:type="simple" xlink:href="javascript:%20void%200;" text:style-name="Internet_20_link" text:visited-style-name="Visited_20_Internet_20_Link">B.</text:a><text:bookmark text:name="tdOptionDt_B_2082"/></text:p>
                </table:table-cell>
                <table:table-cell table:style-name="Table6.A1" office:value-type="string">
                  <text:p text:style-name="Table_20_Contents">scabbard:sword<text:bookmark text:name="tdOptionNo_C_2082"/></text:p>
                </table:table-cell>
              </table:table-row>
              <table:table-row>
                <table:table-cell table:style-name="Table6.A1" office:value-type="string">
                  <text:p text:style-name="Table_20_Contents"><text:bookmark text:name="lnkOptionLink_C_2082"/><text:a xlink:type="simple" xlink:href="javascript:%20void%200;" text:style-name="Internet_20_link" text:visited-style-name="Visited_20_Internet_20_Link">C.</text:a><text:bookmark text:name="tdOptionDt_C_2082"/></text:p>
                </table:table-cell>
                <table:table-cell table:style-name="Table6.A1" office:value-type="string">
                  <text:p text:style-name="Table_20_Contents">bow:arrow<text:bookmark text:name="tdOptionNo_D_2082"/></text:p>
                </table:table-cell>
              </table:table-row>
              <table:table-row>
                <table:table-cell table:style-name="Table6.A1" office:value-type="string">
                  <text:p text:style-name="Table_20_Contents"><text:bookmark text:name="lnkOptionLink_D_2082"/><text:a xlink:type="simple" xlink:href="javascript:%20void%200;" text:style-name="Internet_20_link" text:visited-style-name="Visited_20_Internet_20_Link">D.</text:a><text:bookmark text:name="tdOptionDt_D_2082"/></text:p>
                </table:table-cell>
                <table:table-cell table:style-name="Table6.A1" office:value-type="string">
                  <text:p text:style-name="Table_20_Contents">fence:epee</text:p>
                </table:table-cell>
              </table:table-row>
            </table:table>
            <text:p text:style-name="Table_20_Contents"/>
          </table:table-cell>
        </table:table-row>
        <table:table-row>
          <table:covered-table-cell/>
          <table:table-cell office:value-type="string">
            <text:section text:style-name="Sect1" text:name="divAnswer_2082">
              <text:p text:style-name="P5">Answer: Option D</text:p>
              <text:p text:style-name="P5">Explanation:</text:p>
              <text:p text:style-name="Table_20_Contents">No answer description available for this question. <text:a xlink:type="simple" xlink:href="https://www.indiabix.com/verbal-ability/verbal-analogies/discussion-2082" text:style-name="Internet_20_link" text:visited-style-name="Visited_20_Internet_20_Link">Let us discuss</text:a>. </text:p>
            </text:section>
            <text:section text:style-name="Sect1" text:name="divToolBar_2082">
              <text:p text:style-name="Table_20_Contents"><text:a xlink:type="simple" xlink:href="javascript:%20void%200;" text:style-name="Internet_20_link" text:visited-style-name="Visited_20_Internet_20_Link">View Answer</text:a> <text:a xlink:type="simple" xlink:href="https://www.indiabix.com/verbal-ability/verbal-analogies/discussion-2082"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7" table:style-name="Table7">
        <table:table-column table:style-name="Table7.A"/>
        <table:table-column table:style-name="Table7.B"/>
        <table:table-row>
          <table:table-cell table:number-rows-spanned="2" office:value-type="string">
            <text:p text:style-name="P3">4. </text:p>
          </table:table-cell>
          <table:table-cell office:value-type="string">
            <text:p text:style-name="Table_20_Contents">PAIN:SEDATIVE<text:bookmark text:name="tblOption_2091"/></text:p>
            <table:table table:name="Table8" table:style-name="Table8">
              <table:table-column table:style-name="Table8.A"/>
              <table:table-column table:style-name="Table8.B"/>
              <table:table-row>
                <table:table-cell table:style-name="Table8.A1" office:value-type="string">
                  <text:p text:style-name="Table_20_Contents"><text:bookmark text:name="tdOptionNo_A_2091"/><text:bookmark text:name="lnkOptionLink_A_2091"/><text:a xlink:type="simple" xlink:href="javascript:%20void%200;" text:style-name="Internet_20_link" text:visited-style-name="Visited_20_Internet_20_Link">A.</text:a><text:bookmark text:name="tdOptionDt_A_2091"/></text:p>
                </table:table-cell>
                <table:table-cell table:style-name="Table8.A1" office:value-type="string">
                  <text:p text:style-name="Table_20_Contents">comfort:stimulant<text:bookmark text:name="tdOptionNo_B_2091"/></text:p>
                </table:table-cell>
              </table:table-row>
              <table:table-row>
                <table:table-cell table:style-name="Table8.A1" office:value-type="string">
                  <text:p text:style-name="Table_20_Contents"><text:bookmark text:name="lnkOptionLink_B_2091"/><text:a xlink:type="simple" xlink:href="javascript:%20void%200;" text:style-name="Internet_20_link" text:visited-style-name="Visited_20_Internet_20_Link">B.</text:a><text:bookmark text:name="tdOptionDt_B_2091"/></text:p>
                </table:table-cell>
                <table:table-cell table:style-name="Table8.A1" office:value-type="string">
                  <text:p text:style-name="Table_20_Contents">grief:consolation<text:bookmark text:name="tdOptionNo_C_2091"/></text:p>
                </table:table-cell>
              </table:table-row>
              <table:table-row>
                <table:table-cell table:style-name="Table8.A1" office:value-type="string">
                  <text:p text:style-name="Table_20_Contents"><text:bookmark text:name="lnkOptionLink_C_2091"/><text:a xlink:type="simple" xlink:href="javascript:%20void%200;" text:style-name="Internet_20_link" text:visited-style-name="Visited_20_Internet_20_Link">C.</text:a><text:bookmark text:name="tdOptionDt_C_2091"/></text:p>
                </table:table-cell>
                <table:table-cell table:style-name="Table8.A1" office:value-type="string">
                  <text:p text:style-name="Table_20_Contents">trance:narcotic<text:bookmark text:name="tdOptionNo_D_2091"/></text:p>
                </table:table-cell>
              </table:table-row>
              <table:table-row>
                <table:table-cell table:style-name="Table8.A1" office:value-type="string">
                  <text:p text:style-name="Table_20_Contents"><text:bookmark text:name="lnkOptionLink_D_2091"/><text:a xlink:type="simple" xlink:href="javascript:%20void%200;" text:style-name="Internet_20_link" text:visited-style-name="Visited_20_Internet_20_Link">D.</text:a><text:bookmark text:name="tdOptionDt_D_2091"/></text:p>
                </table:table-cell>
                <table:table-cell table:style-name="Table8.A1" office:value-type="string">
                  <text:p text:style-name="Table_20_Contents">ache:extraction</text:p>
                </table:table-cell>
              </table:table-row>
            </table:table>
            <text:p text:style-name="Table_20_Contents"/>
          </table:table-cell>
        </table:table-row>
        <table:table-row>
          <table:covered-table-cell/>
          <table:table-cell office:value-type="string">
            <text:section text:style-name="Sect1" text:name="divAnswer_2091">
              <text:p text:style-name="P5">Answer: Option B</text:p>
              <text:p text:style-name="P5">Explanation:</text:p>
              <text:p text:style-name="Table_20_Contents">No answer description available for this question. <text:a xlink:type="simple" xlink:href="https://www.indiabix.com/verbal-ability/verbal-analogies/discussion-2091" text:style-name="Internet_20_link" text:visited-style-name="Visited_20_Internet_20_Link">Let us discuss</text:a>. </text:p>
            </text:section>
            <text:section text:style-name="Sect1" text:name="divToolBar_2091">
              <text:p text:style-name="Table_20_Contents"><text:a xlink:type="simple" xlink:href="javascript:%20void%200;" text:style-name="Internet_20_link" text:visited-style-name="Visited_20_Internet_20_Link">View Answer</text:a> <text:a xlink:type="simple" xlink:href="https://www.indiabix.com/verbal-ability/verbal-analogies/discussion-2091"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9" table:style-name="Table9">
        <table:table-column table:style-name="Table9.A"/>
        <table:table-column table:style-name="Table9.B"/>
        <text:soft-page-break/>
        <table:table-row>
          <table:table-cell table:number-rows-spanned="2" office:value-type="string">
            <text:p text:style-name="P3">5. </text:p>
          </table:table-cell>
          <table:table-cell office:value-type="string">
            <text:p text:style-name="Table_20_Contents">LIGHT:BLIND<text:bookmark text:name="tblOption_2094"/></text:p>
            <table:table table:name="Table10" table:style-name="Table10">
              <table:table-column table:style-name="Table10.A"/>
              <table:table-column table:style-name="Table10.B"/>
              <table:table-row>
                <table:table-cell table:style-name="Table10.A1" office:value-type="string">
                  <text:p text:style-name="Table_20_Contents"><text:bookmark text:name="tdOptionNo_A_2094"/><text:bookmark text:name="lnkOptionLink_A_2094"/><text:a xlink:type="simple" xlink:href="javascript:%20void%200;" text:style-name="Internet_20_link" text:visited-style-name="Visited_20_Internet_20_Link">A.</text:a><text:bookmark text:name="tdOptionDt_A_2094"/></text:p>
                </table:table-cell>
                <table:table-cell table:style-name="Table10.A1" office:value-type="string">
                  <text:p text:style-name="Table_20_Contents">speech:dumb<text:bookmark text:name="tdOptionNo_B_2094"/></text:p>
                </table:table-cell>
              </table:table-row>
              <table:table-row>
                <table:table-cell table:style-name="Table10.A1" office:value-type="string">
                  <text:p text:style-name="Table_20_Contents"><text:bookmark text:name="lnkOptionLink_B_2094"/><text:a xlink:type="simple" xlink:href="javascript:%20void%200;" text:style-name="Internet_20_link" text:visited-style-name="Visited_20_Internet_20_Link">B.</text:a><text:bookmark text:name="tdOptionDt_B_2094"/></text:p>
                </table:table-cell>
                <table:table-cell table:style-name="Table10.A1" office:value-type="string">
                  <text:p text:style-name="Table_20_Contents">language:deaf<text:bookmark text:name="tdOptionNo_C_2094"/></text:p>
                </table:table-cell>
              </table:table-row>
              <table:table-row>
                <table:table-cell table:style-name="Table10.A1" office:value-type="string">
                  <text:p text:style-name="Table_20_Contents"><text:bookmark text:name="lnkOptionLink_C_2094"/><text:a xlink:type="simple" xlink:href="javascript:%20void%200;" text:style-name="Internet_20_link" text:visited-style-name="Visited_20_Internet_20_Link">C.</text:a><text:bookmark text:name="tdOptionDt_C_2094"/></text:p>
                </table:table-cell>
                <table:table-cell table:style-name="Table10.A1" office:value-type="string">
                  <text:p text:style-name="Table_20_Contents">tongue:sound<text:bookmark text:name="tdOptionNo_D_2094"/></text:p>
                </table:table-cell>
              </table:table-row>
              <table:table-row>
                <table:table-cell table:style-name="Table10.A1" office:value-type="string">
                  <text:p text:style-name="Table_20_Contents"><text:bookmark text:name="lnkOptionLink_D_2094"/><text:a xlink:type="simple" xlink:href="javascript:%20void%200;" text:style-name="Internet_20_link" text:visited-style-name="Visited_20_Internet_20_Link">D.</text:a><text:bookmark text:name="tdOptionDt_D_2094"/></text:p>
                </table:table-cell>
                <table:table-cell table:style-name="Table10.A1" office:value-type="string">
                  <text:p text:style-name="Table_20_Contents">voice:vibration</text:p>
                </table:table-cell>
              </table:table-row>
            </table:table>
            <text:p text:style-name="Table_20_Contents"/>
          </table:table-cell>
        </table:table-row>
        <table:table-row>
          <table:covered-table-cell/>
          <table:table-cell office:value-type="string">
            <text:section text:style-name="Sect1" text:name="divAnswer_2094">
              <text:p text:style-name="P5">Answer: Option A</text:p>
              <text:p text:style-name="P5">Explanation:</text:p>
              <text:p text:style-name="Table_20_Contents">No answer description available for this question. <text:a xlink:type="simple" xlink:href="https://www.indiabix.com/verbal-ability/verbal-analogies/discussion-2094" text:style-name="Internet_20_link" text:visited-style-name="Visited_20_Internet_20_Link">Let us discuss</text:a>. </text:p>
            </text:section>
            <text:section text:style-name="Sect1" text:name="divToolBar_2094">
              <text:p text:style-name="P4"/>
            </text:section>
          </table:table-cell>
        </table:table-row>
      </table:table>
      <text:p text:style-name="Standard"><text:bookmark text:name="divDirection"/><text:bookmark text:name="lnkDirectionShowHide1"/><text:a xlink:type="simple" xlink:href="javascript:%20void%200;" text:style-name="Internet_20_link" text:visited-style-name="Visited_20_Internet_20_Link">Directions to Solve</text:a></text:p>
      <text:section text:style-name="Sect1" text:name="Section1">
        <text:section text:style-name="Sect1" text:name="Section2">
          <text:p text:style-name="Standard"><text:bookmark text:name="divDirectionText"/>I felt the wall of the tunnel shiver. The master alarm squealed through my earphones. Almost simultaneously, Jack yelled down to me that there was a warning light on. Fleeting but spectacular sights snapped into ans out of view, the snow, the shower of debris, the moon, looming close and big, the dazzling sunshine for once unfiltered by layers of air. The last twelve hours before re-entry were particular bone-chilling. During this period, I had to go up in to command module. Even after the fiery re-entry splashing down in 81<text:span text:style-name="T1">o</text:span> water in south pacific, we could still see our frosty breath inside the command module. </text:p>
        </text:section>
      </text:section>
      <table:table table:name="Table11" table:style-name="Table11">
        <table:table-column table:style-name="Table11.A"/>
        <table:table-column table:style-name="Table11.B"/>
        <table:table-row>
          <table:table-cell table:number-rows-spanned="2" office:value-type="string">
            <text:p text:style-name="P3">1. </text:p>
          </table:table-cell>
          <table:table-cell office:value-type="string">
            <text:p text:style-name="Table_20_Contents">The word 'Command Module' used twice in the given passage indicates perhaps that it deals with<text:bookmark text:name="tblOption_2098"/></text:p>
            <table:table table:name="Table12" table:style-name="Table12">
              <table:table-column table:style-name="Table12.A"/>
              <table:table-column table:style-name="Table12.B"/>
              <table:table-row>
                <table:table-cell table:style-name="Table12.A1" office:value-type="string">
                  <text:p text:style-name="Table_20_Contents"><text:bookmark text:name="tdOptionNo_A_2098"/><text:bookmark text:name="lnkOptionLink_A_2098"/><text:a xlink:type="simple" xlink:href="javascript:%20void%200;" text:style-name="Internet_20_link" text:visited-style-name="Visited_20_Internet_20_Link">A.</text:a><text:bookmark text:name="tdOptionDt_A_2098"/></text:p>
                </table:table-cell>
                <table:table-cell table:style-name="Table12.A1" office:value-type="string">
                  <text:p text:style-name="Table_20_Contents">an alarming journey<text:bookmark text:name="tdOptionNo_B_2098"/></text:p>
                </table:table-cell>
              </table:table-row>
              <table:table-row>
                <table:table-cell table:style-name="Table12.A1" office:value-type="string">
                  <text:p text:style-name="Table_20_Contents"><text:bookmark text:name="lnkOptionLink_B_2098"/><text:a xlink:type="simple" xlink:href="javascript:%20void%200;" text:style-name="Internet_20_link" text:visited-style-name="Visited_20_Internet_20_Link">B.</text:a><text:bookmark text:name="tdOptionDt_B_2098"/></text:p>
                </table:table-cell>
                <table:table-cell table:style-name="Table12.A1" office:value-type="string">
                  <text:p text:style-name="Table_20_Contents">a commanding situation<text:bookmark text:name="tdOptionNo_C_2098"/></text:p>
                </table:table-cell>
              </table:table-row>
              <table:table-row>
                <table:table-cell table:style-name="Table12.A1" office:value-type="string">
                  <text:p text:style-name="Table_20_Contents"><text:bookmark text:name="lnkOptionLink_C_2098"/><text:a xlink:type="simple" xlink:href="javascript:%20void%200;" text:style-name="Internet_20_link" text:visited-style-name="Visited_20_Internet_20_Link">C.</text:a><text:bookmark text:name="tdOptionDt_C_2098"/></text:p>
                </table:table-cell>
                <table:table-cell table:style-name="Table12.A1" office:value-type="string">
                  <text:p text:style-name="Table_20_Contents">a journey into outer space<text:bookmark text:name="tdOptionNo_D_2098"/></text:p>
                </table:table-cell>
              </table:table-row>
              <table:table-row>
                <table:table-cell table:style-name="Table12.A1" office:value-type="string">
                  <text:p text:style-name="Table_20_Contents"><text:bookmark text:name="lnkOptionLink_D_2098"/><text:a xlink:type="simple" xlink:href="javascript:%20void%200;" text:style-name="Internet_20_link" text:visited-style-name="Visited_20_Internet_20_Link">D.</text:a><text:bookmark text:name="tdOptionDt_D_2098"/></text:p>
                </table:table-cell>
                <table:table-cell table:style-name="Table12.A1" office:value-type="string">
                  <text:p text:style-name="Table_20_Contents">a frightful battle.</text:p>
                </table:table-cell>
              </table:table-row>
            </table:table>
            <text:p text:style-name="Table_20_Contents"/>
          </table:table-cell>
        </table:table-row>
        <table:table-row>
          <table:covered-table-cell/>
          <table:table-cell office:value-type="string">
            <text:section text:style-name="Sect1" text:name="divAnswer_2098">
              <text:p text:style-name="P5">Answer: Option C</text:p>
              <text:p text:style-name="P5">Explanation:</text:p>
              <text:p text:style-name="Table_20_Contents">No answer description available for this question. <text:a xlink:type="simple" xlink:href="https://www.indiabix.com/verbal-ability/comprehension/discussion-2098" text:style-name="Internet_20_link" text:visited-style-name="Visited_20_Internet_20_Link">Let us discuss</text:a>. </text:p>
            </text:section>
            <text:section text:style-name="Sect1" text:name="divToolBar_2098">
              <text:p text:style-name="Table_20_Contents"><text:a xlink:type="simple" xlink:href="javascript:%20void%200;" text:style-name="Internet_20_link" text:visited-style-name="Visited_20_Internet_20_Link">View Answer</text:a> <text:a xlink:type="simple" xlink:href="https://www.indiabix.com/verbal-ability/comprehension/discussion-2098"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13" table:style-name="Table13">
        <table:table-column table:style-name="Table13.A"/>
        <table:table-column table:style-name="Table13.B"/>
        <table:table-row>
          <table:table-cell table:number-rows-spanned="2" office:value-type="string">
            <text:p text:style-name="P3">2. </text:p>
          </table:table-cell>
          <table:table-cell office:value-type="string">
            <text:p text:style-name="Table_20_Contents">Which one of the following reasons would one consider as more as possible for the warning lights to be on?<text:bookmark text:name="tblOption_2096"/></text:p>
            <table:table table:name="Table14" table:style-name="Table14">
              <table:table-column table:style-name="Table14.A"/>
              <table:table-column table:style-name="Table14.B"/>
              <table:table-row>
                <table:table-cell table:style-name="Table14.A1" office:value-type="string">
                  <text:p text:style-name="Table_20_Contents"><text:bookmark text:name="tdOptionNo_A_2096"/><text:bookmark text:name="lnkOptionLink_A_2096"/><text:a xlink:type="simple" xlink:href="javascript:%20void%200;" text:style-name="Internet_20_link" text:visited-style-name="Visited_20_Internet_20_Link">A.</text:a><text:bookmark text:name="tdOptionDt_A_2096"/></text:p>
                </table:table-cell>
                <table:table-cell table:style-name="Table14.A1" office:value-type="string">
                  <text:p text:style-name="Table_20_Contents">There was a shower of debris.<text:bookmark text:name="tdOptionNo_B_2096"/></text:p>
                </table:table-cell>
              </table:table-row>
              <table:table-row>
                <table:table-cell table:style-name="Table14.A1" office:value-type="string">
                  <text:p text:style-name="Table_20_Contents"><text:bookmark text:name="lnkOptionLink_B_2096"/><text:a xlink:type="simple" xlink:href="javascript:%20void%200;" text:style-name="Internet_20_link" text:visited-style-name="Visited_20_Internet_20_Link">B.</text:a><text:bookmark text:name="tdOptionDt_B_2096"/></text:p>
                </table:table-cell>
                <table:table-cell table:style-name="Table14.A1" office:value-type="string">
                  <text:p text:style-name="Table_20_Contents">Jack was yelling.<text:bookmark text:name="tdOptionNo_C_2096"/></text:p>
                </table:table-cell>
              </table:table-row>
              <table:table-row>
                <table:table-cell table:style-name="Table14.A1" office:value-type="string">
                  <text:p text:style-name="Table_20_Contents"><text:bookmark text:name="lnkOptionLink_C_2096"/><text:a xlink:type="simple" xlink:href="javascript:%20void%200;" text:style-name="Internet_20_link" text:visited-style-name="Visited_20_Internet_20_Link">C.</text:a><text:bookmark text:name="tdOptionDt_C_2096"/></text:p>
                </table:table-cell>
                <table:table-cell table:style-name="Table14.A1" office:value-type="string">
                  <text:p text:style-name="Table_20_Contents">A catastrophe was imminent.<text:bookmark text:name="tdOptionNo_D_2096"/></text:p>
                </table:table-cell>
              </table:table-row>
              <table:table-row>
                <table:table-cell table:style-name="Table14.A1" office:value-type="string">
                  <text:p text:style-name="Table_20_Contents"><text:bookmark text:name="lnkOptionLink_D_2096"/><text:a xlink:type="simple" xlink:href="javascript:%20void%200;" text:style-name="Internet_20_link" text:visited-style-name="Visited_20_Internet_20_Link">D.</text:a><text:bookmark text:name="tdOptionDt_D_2096"/></text:p>
                </table:table-cell>
                <table:table-cell table:style-name="Table14.A1" office:value-type="string">
                  <text:p text:style-name="Table_20_Contents">The moon was looming close and big.</text:p>
                </table:table-cell>
              </table:table-row>
            </table:table>
            <text:p text:style-name="Table_20_Contents"/>
          </table:table-cell>
        </table:table-row>
        <table:table-row>
          <table:covered-table-cell/>
          <table:table-cell office:value-type="string">
            <text:section text:style-name="Sect1" text:name="divAnswer_2096">
              <text:p text:style-name="P5">Answer: Option C</text:p>
              <text:p text:style-name="P5">Explanation:</text:p>
              <text:p text:style-name="Table_20_Contents">No answer description available for this question. <text:a xlink:type="simple" xlink:href="https://www.indiabix.com/verbal-ability/comprehension/discussion-2096" text:style-name="Internet_20_link" text:visited-style-name="Visited_20_Internet_20_Link">Let us discuss</text:a>. </text:p>
            </text:section>
            <text:section text:style-name="Sect1" text:name="divToolBar_2096">
              <text:p text:style-name="Table_20_Contents"><text:a xlink:type="simple" xlink:href="javascript:%20void%200;" text:style-name="Internet_20_link" text:visited-style-name="Visited_20_Internet_20_Link">View Answer</text:a> <text:a xlink:type="simple" xlink:href="https://www.indiabix.com/verbal-ability/comprehension/discussion-2096"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15" table:style-name="Table15">
        <table:table-column table:style-name="Table15.A"/>
        <table:table-column table:style-name="Table15.B"/>
        <table:table-row>
          <table:table-cell table:number-rows-spanned="2" office:value-type="string">
            <text:p text:style-name="P3">3. </text:p>
          </table:table-cell>
          <table:table-cell office:value-type="string">
            <text:p text:style-name="Table_20_Contents">The statement that the dazzling sunshine was "for once unfiltered by layers of air" means<text:bookmark text:name="tblOption_2097"/></text:p>
            <table:table table:name="Table16" table:style-name="Table16">
              <table:table-column table:style-name="Table16.A"/>
              <table:table-column table:style-name="Table16.B"/>
              <table:table-row>
                <table:table-cell table:style-name="Table16.A1" office:value-type="string">
                  <text:p text:style-name="Table_20_Contents"><text:bookmark text:name="tdOptionNo_A_2097"/><text:bookmark text:name="lnkOptionLink_A_2097"/><text:a xlink:type="simple" xlink:href="javascript:%20void%200;" text:style-name="Internet_20_link" text:visited-style-name="Visited_20_Internet_20_Link">A.</text:a><text:bookmark text:name="tdOptionDt_A_2097"/></text:p>
                </table:table-cell>
                <table:table-cell table:style-name="Table16.A1" office:value-type="string">
                  <text:p text:style-name="Table_20_Contents">that the sun was very hot<text:bookmark text:name="tdOptionNo_B_2097"/></text:p>
                </table:table-cell>
              </table:table-row>
              <table:table-row>
                <table:table-cell table:style-name="Table16.A1" office:value-type="string">
                  <text:p text:style-name="Table_20_Contents"><text:bookmark text:name="lnkOptionLink_B_2097"/><text:a xlink:type="simple" xlink:href="javascript:%20void%200;" text:style-name="Internet_20_link" text:visited-style-name="Visited_20_Internet_20_Link">B.</text:a><text:bookmark text:name="tdOptionDt_B_2097"/></text:p>
                </table:table-cell>
                <table:table-cell table:style-name="Table16.A1" office:value-type="string">
                  <text:p text:style-name="Table_20_Contents">that there was no strong wind<text:bookmark text:name="tdOptionNo_C_2097"/></text:p>
                </table:table-cell>
              </table:table-row>
              <table:table-row>
                <table:table-cell table:style-name="Table16.A1" office:value-type="string">
                  <text:p text:style-name="Table_20_Contents"><text:bookmark text:name="lnkOptionLink_C_2097"/><text:a xlink:type="simple" xlink:href="javascript:%20void%200;" text:style-name="Internet_20_link" text:visited-style-name="Visited_20_Internet_20_Link">C.</text:a><text:bookmark text:name="tdOptionDt_C_2097"/></text:p>
                </table:table-cell>
                <table:table-cell table:style-name="Table16.A1" office:value-type="string">
                  <text:p text:style-name="Table_20_Contents">that the air was unpolluted<text:bookmark text:name="tdOptionNo_D_2097"/></text:p>
                </table:table-cell>
              </table:table-row>
              <table:table-row>
                <table:table-cell table:style-name="Table16.A1" office:value-type="string">
                  <text:p text:style-name="Table_20_Contents"><text:bookmark text:name="lnkOptionLink_D_2097"/><text:a xlink:type="simple" xlink:href="javascript:%20void%200;" text:style-name="Internet_20_link" text:visited-style-name="Visited_20_Internet_20_Link">D.</text:a><text:bookmark text:name="tdOptionDt_D_2097"/></text:p>
                </table:table-cell>
                <table:table-cell table:style-name="Table16.A1" office:value-type="string">
                  <text:p text:style-name="Table_20_Contents">none of above</text:p>
                </table:table-cell>
              </table:table-row>
            </table:table>
            <text:p text:style-name="Table_20_Contents"/>
          </table:table-cell>
        </table:table-row>
        <table:table-row>
          <table:covered-table-cell/>
          <table:table-cell office:value-type="string">
            <text:section text:style-name="Sect1" text:name="divAnswer_2097">
              <text:p text:style-name="P5">Answer: Option D</text:p>
              <text:p text:style-name="P5">Explanation:</text:p>
              <text:p text:style-name="Table_20_Contents">No answer description available for this question. <text:a xlink:type="simple" xlink:href="https://www.indiabix.com/verbal-ability/comprehension/discussion-2097" text:style-name="Internet_20_link" text:visited-style-name="Visited_20_Internet_20_Link">Let us discuss</text:a>. </text:p>
            </text:section>
            <text:section text:style-name="Sect1" text:name="divToolBar_2097">
              <text:p text:style-name="P4"/>
            </text:section>
          </table:table-cell>
        </table:table-row>
      </table:table>
      <text:p text:style-name="Standard"><text:bookmark text:name="divDirection1"/></text:p>
      <text:section text:style-name="Sect1" text:name="Section3">
        <text:section text:style-name="Sect1" text:name="Section4">
          <text:p text:style-name="Standard"><text:bookmark text:name="divDirectionText1"/>But I did not want to shoot the elephant. I watched him beating his bunch of grass against his knees, with the <text:span text:style-name="T2">preoccupied grandmotherly</text:span> air that elephants have. It seemed to me that it would be murder to shoot him. I had never shot an elephant and never wanted to. (Somehow it always seems worse to kill large animal.) Besides, there was the beast's owner to be considered. But I had got to act quickly. I turned to some experienced-looking Burmans who had been there when we arrived, and asked them how the elephants had been behaving. They all said the same thing; he took no notice of you if you left him alone, but he might charge if you went too close to him. </text:p>
        </text:section>
      </text:section>
      <table:table table:name="Table17" table:style-name="Table17">
        <table:table-column table:style-name="Table17.A"/>
        <table:table-column table:style-name="Table17.B"/>
        <table:table-row>
          <table:table-cell table:number-rows-spanned="2" office:value-type="string">
            <text:p text:style-name="P3">1. </text:p>
          </table:table-cell>
          <table:table-cell office:value-type="string">
            <text:p text:style-name="Table_20_Contents">The phrase 'Preoccupied grandmotherly air' signifies<text:bookmark text:name="tblOption_2099"/></text:p>
            <table:table table:name="Table18" table:style-name="Table18">
              <table:table-column table:style-name="Table18.A"/>
              <table:table-column table:style-name="Table18.B"/>
              <table:table-row>
                <table:table-cell table:style-name="Table18.A1" office:value-type="string">
                  <text:p text:style-name="Table_20_Contents"><text:bookmark text:name="tdOptionNo_A_2099"/><text:bookmark text:name="lnkOptionLink_A_2099"/><text:a xlink:type="simple" xlink:href="javascript:%20void%200;" text:style-name="Internet_20_link" text:visited-style-name="Visited_20_Internet_20_Link">A.</text:a><text:bookmark text:name="tdOptionDt_A_2099"/></text:p>
                </table:table-cell>
                <table:table-cell table:style-name="Table18.A1" office:value-type="string">
                  <text:p text:style-name="Table_20_Contents">being totally unconcerned<text:bookmark text:name="tdOptionNo_B_2099"/></text:p>
                </table:table-cell>
              </table:table-row>
              <table:table-row>
                <table:table-cell table:style-name="Table18.A1" office:value-type="string">
                  <text:p text:style-name="Table_20_Contents"><text:bookmark text:name="lnkOptionLink_B_2099"/><text:a xlink:type="simple" xlink:href="javascript:%20void%200;" text:style-name="Internet_20_link" text:visited-style-name="Visited_20_Internet_20_Link">B.</text:a><text:bookmark text:name="tdOptionDt_B_2099"/></text:p>
                </table:table-cell>
                <table:table-cell table:style-name="Table18.A1" office:value-type="string">
                  <text:p text:style-name="Table_20_Contents">pretending to be very busy<text:bookmark text:name="tdOptionNo_C_2099"/></text:p>
                </table:table-cell>
              </table:table-row>
              <table:table-row>
                <table:table-cell table:style-name="Table18.A1" office:value-type="string">
                  <text:p text:style-name="Table_20_Contents"><text:bookmark text:name="lnkOptionLink_C_2099"/><text:a xlink:type="simple" xlink:href="javascript:%20void%200;" text:style-name="Internet_20_link" text:visited-style-name="Visited_20_Internet_20_Link">C.</text:a><text:bookmark text:name="tdOptionDt_C_2099"/></text:p>
                </table:table-cell>
                <table:table-cell table:style-name="Table18.A1" office:value-type="string">
                  <text:p text:style-name="Table_20_Contents">a very superior attitude<text:bookmark text:name="tdOptionNo_D_2099"/></text:p>
                </table:table-cell>
              </table:table-row>
              <table:table-row>
                <table:table-cell table:style-name="Table18.A1" office:value-type="string">
                  <text:p text:style-name="Table_20_Contents"><text:bookmark text:name="lnkOptionLink_D_2099"/><text:a xlink:type="simple" xlink:href="javascript:%20void%200;" text:style-name="Internet_20_link" text:visited-style-name="Visited_20_Internet_20_Link">D.</text:a><text:bookmark text:name="tdOptionDt_D_2099"/></text:p>
                </table:table-cell>
                <table:table-cell table:style-name="Table18.A1" office:value-type="string">
                  <text:p text:style-name="Table_20_Contents">calm, dignified and affectionate disposition</text:p>
                </table:table-cell>
              </table:table-row>
            </table:table>
            <text:p text:style-name="Table_20_Contents"/>
          </table:table-cell>
        </table:table-row>
        <table:table-row>
          <table:covered-table-cell/>
          <table:table-cell office:value-type="string">
            <text:section text:style-name="Sect1" text:name="divAnswer_2099">
              <text:p text:style-name="P5">Answer: Option D</text:p>
              <text:p text:style-name="P5">Explanation:</text:p>
              <text:p text:style-name="Table_20_Contents">No answer description available for this question. <text:a xlink:type="simple" xlink:href="https://www.indiabix.com/verbal-ability/comprehension/discussion-2099" text:style-name="Internet_20_link" text:visited-style-name="Visited_20_Internet_20_Link">Let us discuss</text:a>. </text:p>
            </text:section>
            <text:section text:style-name="Sect1" text:name="divToolBar_2099">
              <text:p text:style-name="Table_20_Contents"><text:a xlink:type="simple" xlink:href="javascript:%20void%200;" text:style-name="Internet_20_link" text:visited-style-name="Visited_20_Internet_20_Link">View Answer</text:a> <text:a xlink:type="simple" xlink:href="https://www.indiabix.com/verbal-ability/comprehension/discussion-2099"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19" table:style-name="Table19">
        <table:table-column table:style-name="Table19.A"/>
        <table:table-column table:style-name="Table19.B"/>
        <table:table-row>
          <table:table-cell table:number-rows-spanned="2" office:value-type="string">
            <text:p text:style-name="P3">2. </text:p>
          </table:table-cell>
          <table:table-cell office:value-type="string">
            <text:p text:style-name="Table_20_Contents">From the passage it appears that the author was<text:bookmark text:name="tblOption_2100"/></text:p>
            <table:table table:name="Table20" table:style-name="Table20">
              <table:table-column table:style-name="Table20.A"/>
              <table:table-column table:style-name="Table20.B"/>
              <table:table-row>
                <table:table-cell table:style-name="Table20.A1" office:value-type="string">
                  <text:p text:style-name="Table_20_Contents"><text:bookmark text:name="tdOptionNo_A_2100"/><text:bookmark text:name="lnkOptionLink_A_2100"/><text:a xlink:type="simple" xlink:href="javascript:%20void%200;" text:style-name="Internet_20_link" text:visited-style-name="Visited_20_Internet_20_Link">A.</text:a><text:bookmark text:name="tdOptionDt_A_2100"/></text:p>
                </table:table-cell>
                <table:table-cell table:style-name="Table20.A1" office:value-type="string">
                  <text:p text:style-name="Table_20_Contents">an inexperienced hunter<text:bookmark text:name="tdOptionNo_B_2100"/></text:p>
                </table:table-cell>
              </table:table-row>
              <table:table-row>
                <table:table-cell table:style-name="Table20.A1" office:value-type="string">
                  <text:p text:style-name="Table_20_Contents"><text:bookmark text:name="lnkOptionLink_B_2100"/><text:a xlink:type="simple" xlink:href="javascript:%20void%200;" text:style-name="Internet_20_link" text:visited-style-name="Visited_20_Internet_20_Link">B.</text:a><text:bookmark text:name="tdOptionDt_B_2100"/></text:p>
                </table:table-cell>
                <table:table-cell table:style-name="Table20.A1" office:value-type="string">
                  <text:p text:style-name="Table_20_Contents">kind and considerate<text:bookmark text:name="tdOptionNo_C_2100"/></text:p>
                </table:table-cell>
              </table:table-row>
              <table:table-row>
                <table:table-cell table:style-name="Table20.A1" office:value-type="string">
                  <text:p text:style-name="Table_20_Contents"><text:bookmark text:name="lnkOptionLink_C_2100"/><text:a xlink:type="simple" xlink:href="javascript:%20void%200;" text:style-name="Internet_20_link" text:visited-style-name="Visited_20_Internet_20_Link">C.</text:a><text:bookmark text:name="tdOptionDt_C_2100"/></text:p>
                </table:table-cell>
                <table:table-cell table:style-name="Table20.A1" office:value-type="string">
                  <text:p text:style-name="Table_20_Contents">possessed with fear<text:bookmark text:name="tdOptionNo_D_2100"/></text:p>
                </table:table-cell>
              </table:table-row>
              <table:table-row>
                <table:table-cell table:style-name="Table20.A1" office:value-type="string">
                  <text:p text:style-name="Table_20_Contents"><text:bookmark text:name="lnkOptionLink_D_2100"/><text:a xlink:type="simple" xlink:href="javascript:%20void%200;" text:style-name="Internet_20_link" text:visited-style-name="Visited_20_Internet_20_Link">D.</text:a><text:bookmark text:name="tdOptionDt_D_2100"/></text:p>
                </table:table-cell>
                <table:table-cell table:style-name="Table20.A1" office:value-type="string">
                  <text:p text:style-name="Table_20_Contents">a worried man</text:p>
                </table:table-cell>
              </table:table-row>
            </table:table>
            <text:p text:style-name="Table_20_Contents"/>
          </table:table-cell>
        </table:table-row>
        <table:table-row>
          <table:covered-table-cell/>
          <table:table-cell office:value-type="string">
            <text:section text:style-name="Sect1" text:name="divAnswer_2100">
              <text:p text:style-name="P5">Answer: Option B</text:p>
              <text:p text:style-name="P5">Explanation:</text:p>
              <text:p text:style-name="Table_20_Contents">No answer description available for this question. <text:a xlink:type="simple" xlink:href="https://www.indiabix.com/verbal-ability/comprehension/discussion-2100" text:style-name="Internet_20_link" text:visited-style-name="Visited_20_Internet_20_Link">Let us discuss</text:a>. </text:p>
            </text:section>
            <text:section text:style-name="Sect1" text:name="divToolBar_2100">
              <text:p text:style-name="Table_20_Contents"><text:a xlink:type="simple" xlink:href="javascript:%20void%200;" text:style-name="Internet_20_link" text:visited-style-name="Visited_20_Internet_20_Link">View Answer</text:a> <text:a xlink:type="simple" xlink:href="https://www.indiabix.com/verbal-ability/comprehension/discussion-2100"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21" table:style-name="Table21">
        <table:table-column table:style-name="Table21.A"/>
        <table:table-column table:style-name="Table21.B"/>
        <table:table-row>
          <table:table-cell table:number-rows-spanned="2" office:value-type="string">
            <text:p text:style-name="P3">3. </text:p>
          </table:table-cell>
          <table:table-cell office:value-type="string">
            <text:p text:style-name="Table_20_Contents">The author did not want to shoot the elephant because he<text:bookmark text:name="tblOption_2101"/></text:p>
            <table:table table:name="Table22" table:style-name="Table22">
              <table:table-column table:style-name="Table22.A"/>
              <table:table-column table:style-name="Table22.B"/>
              <table:table-row>
                <table:table-cell table:style-name="Table22.A1" office:value-type="string">
                  <text:p text:style-name="Table_20_Contents"><text:bookmark text:name="tdOptionNo_A_2101"/><text:bookmark text:name="lnkOptionLink_A_2101"/><text:a xlink:type="simple" xlink:href="javascript:%20void%200;" text:style-name="Internet_20_link" text:visited-style-name="Visited_20_Internet_20_Link">A.</text:a><text:bookmark text:name="tdOptionDt_A_2101"/></text:p>
                </table:table-cell>
                <table:table-cell table:style-name="Table22.A1" office:value-type="string">
                  <text:p text:style-name="Table_20_Contents">was afraid of it<text:bookmark text:name="tdOptionNo_B_2101"/></text:p>
                </table:table-cell>
              </table:table-row>
              <table:table-row>
                <table:table-cell table:style-name="Table22.A1" office:value-type="string">
                  <text:p text:style-name="Table_20_Contents"><text:bookmark text:name="lnkOptionLink_B_2101"/><text:a xlink:type="simple" xlink:href="javascript:%20void%200;" text:style-name="Internet_20_link" text:visited-style-name="Visited_20_Internet_20_Link">B.</text:a><text:bookmark text:name="tdOptionDt_B_2101"/></text:p>
                </table:table-cell>
                <table:table-cell table:style-name="Table22.A1" office:value-type="string">
                  <text:p text:style-name="Table_20_Contents">did not have the experience of shooting big animals<text:bookmark text:name="tdOptionNo_C_2101"/></text:p>
                </table:table-cell>
              </table:table-row>
              <table:table-row>
                <table:table-cell table:style-name="Table22.A1" office:value-type="string">
                  <text:p text:style-name="Table_20_Contents"><text:bookmark text:name="lnkOptionLink_C_2101"/><text:a xlink:type="simple" xlink:href="javascript:%20void%200;" text:style-name="Internet_20_link" text:visited-style-name="Visited_20_Internet_20_Link">C.</text:a><text:bookmark text:name="tdOptionDt_C_2101"/></text:p>
                </table:table-cell>
                <table:table-cell table:style-name="Table22.A1" office:value-type="string">
                  <text:p text:style-name="Table_20_Contents">did not wish to kill animal which was not doing anybody any harm<text:bookmark text:name="tdOptionNo_D_2101"/></text:p>
                </table:table-cell>
              </table:table-row>
              <table:table-row>
                <table:table-cell table:style-name="Table22.A1" office:value-type="string">
                  <text:p text:style-name="Table_20_Contents"><text:bookmark text:name="lnkOptionLink_D_2101"/><text:a xlink:type="simple" xlink:href="javascript:%20void%200;" text:style-name="Internet_20_link" text:visited-style-name="Visited_20_Internet_20_Link">D.</text:a><text:bookmark text:name="tdOptionDt_D_2101"/></text:p>
                </table:table-cell>
                <table:table-cell table:style-name="Table22.A1" office:value-type="string">
                  <text:p text:style-name="Table_20_Contents">did not find the elephant to be ferocious</text:p>
                </table:table-cell>
              </table:table-row>
            </table:table>
            <text:p text:style-name="Table_20_Contents"/>
          </table:table-cell>
        </table:table-row>
        <table:table-row>
          <table:covered-table-cell/>
          <table:table-cell office:value-type="string">
            <text:section text:style-name="Sect1" text:name="divAnswer_2101">
              <text:p text:style-name="P5">Answer: Option B</text:p>
              <text:p text:style-name="P5">Explanation:</text:p>
              <text:p text:style-name="Table_20_Contents">No answer description available for this question. <text:a xlink:type="simple" xlink:href="https://www.indiabix.com/verbal-ability/comprehension/discussion-2101" text:style-name="Internet_20_link" text:visited-style-name="Visited_20_Internet_20_Link">Let us discuss</text:a>. </text:p>
            </text:section>
          </table:table-cell>
        </table:table-row>
      </table:table>
      <text:p text:style-name="Standard"><text:span text:style-name="Strong_20_Emphasis">Instructions:</text:span>  </text:p>
      <text:p text:style-name="P1">In each of the following sentences, a part of the sentence is left unfinished. Beneath each sentence, four different ways of completing the sentence are indicated. Choose the best alternative among the four.</text:p>
      <text:p text:style-name="P2">1:   </text:p>
      <text:p text:style-name="Text_20_body"><text:soft-page-break/>The highest reward for a man's toil is not what he gets for it but what________</text:p>
      <table:table table:name="Table23" table:style-name="Table23">
        <table:table-column table:style-name="Table23.A"/>
        <table:table-column table:style-name="Table23.B"/>
        <table:table-row>
          <table:table-cell table:style-name="Table23.A1" office:value-type="string">
            <text:p text:style-name="Table_20_Contents"><text:a xlink:type="simple" xlink:href="javascript:void(0);" text:style-name="Internet_20_link" text:visited-style-name="Visited_20_Internet_20_Link">A.</text:a> </text:p>
          </table:table-cell>
          <table:table-cell table:style-name="Table23.A1" office:value-type="string">
            <text:p text:style-name="Table_20_Contents"><text:bookmark text:name="ans1_891"/>he makes out of it</text:p>
          </table:table-cell>
        </table:table-row>
        <table:table-row>
          <table:table-cell table:style-name="Table23.A1" office:value-type="string">
            <text:p text:style-name="Table_20_Contents"><text:a xlink:type="simple" xlink:href="javascript:void(0);" text:style-name="Internet_20_link" text:visited-style-name="Visited_20_Internet_20_Link">B.</text:a> </text:p>
          </table:table-cell>
          <table:table-cell table:style-name="Table23.A1" office:value-type="string">
            <text:p text:style-name="Table_20_Contents"><text:bookmark text:name="ans2_891"/>he gets for others</text:p>
          </table:table-cell>
        </table:table-row>
        <table:table-row>
          <table:table-cell table:style-name="Table23.A1" office:value-type="string">
            <text:p text:style-name="Table_20_Contents"><text:a xlink:type="simple" xlink:href="javascript:void(0);" text:style-name="Internet_20_link" text:visited-style-name="Visited_20_Internet_20_Link">C.</text:a> </text:p>
          </table:table-cell>
          <table:table-cell table:style-name="Table23.A1" office:value-type="string">
            <text:p text:style-name="Table_20_Contents"><text:bookmark text:name="ans3_891"/>he has overcome through it</text:p>
          </table:table-cell>
        </table:table-row>
        <table:table-row>
          <table:table-cell table:style-name="Table23.A1" office:value-type="string">
            <text:p text:style-name="Table_20_Contents"><text:a xlink:type="simple" xlink:href="javascript:void(0);" text:style-name="Internet_20_link" text:visited-style-name="Visited_20_Internet_20_Link">D.</text:a> </text:p>
          </table:table-cell>
          <table:table-cell table:style-name="Table23.A1" office:value-type="string">
            <text:p text:style-name="Table_20_Contents"><text:bookmark text:name="ans4_891"/>he becomes by it</text:p>
          </table:table-cell>
        </table:table-row>
        <table:table-row>
          <table:table-cell table:style-name="Table23.A1" office:value-type="string">
            <text:p text:style-name="Table_20_Contents"> </text:p>
          </table:table-cell>
          <table:table-cell table:style-name="Table23.A1" office:value-type="string">
            <text:p text:style-name="Table_20_Contents"><text:a xlink:type="simple" xlink:href="javascript:void(0)" text:style-name="Internet_20_link" text:visited-style-name="Visited_20_Internet_20_Link">Answer</text:a> <text:a xlink:type="simple" xlink:href="javascript:void(0)" text:style-name="Internet_20_link" text:visited-style-name="Visited_20_Internet_20_Link">Report</text:a> <text:a xlink:type="simple" xlink:href="javascript:void(0)" text:style-name="Internet_20_link" text:visited-style-name="Visited_20_Internet_20_Link">Discuss</text:a> </text:p>
          </table:table-cell>
        </table:table-row>
        <table:table-row>
          <table:table-cell table:style-name="Table23.A1" office:value-type="string">
            <text:p text:style-name="Table_20_Contents"> </text:p>
          </table:table-cell>
          <table:table-cell table:style-name="Table23.A1" office:value-type="string">
            <text:section text:style-name="Sect1" text:name="divans_891">
              <text:p text:style-name="P5"><text:span text:style-name="Strong_20_Emphasis">Option:</text:span> D</text:p>
              <text:p text:style-name="P5"><text:span text:style-name="Strong_20_Emphasis">Explanation :</text:span> <text:line-break/>(a) A man's toil may help to make out wealth,<text:line-break/>but it is not the ultimate aim.<text:line-break/>(b) A man's toil may secure a lot of things for his children or friends . That too is not something great.<text:line-break/>(c) A man's toil may help him to overcome many dificulties, but that does not give him much pleasure.<text:line-break/>So, choice (d) is the best answer. What one becomes by one's toil is greater than what one gets</text:p>
              <text:p text:style-name="P5"><text:span text:style-name="Strong_20_Emphasis">Click on Discuss to view users comments.</text:span> </text:p>
            </text:section>
          </table:table-cell>
        </table:table-row>
      </table:table>
      <text:p text:style-name="Text_20_body">2:   </text:p>
      <text:p text:style-name="Text_20_body">Scientists have found________evidence that Neanderthals, now an extinct species of humans________Europe , were cannibals.</text:p>
      <table:table table:name="Table24" table:style-name="Table24">
        <table:table-column table:style-name="Table24.A"/>
        <table:table-column table:style-name="Table24.B"/>
        <table:table-row>
          <table:table-cell table:style-name="Table24.A1" office:value-type="string">
            <text:p text:style-name="Table_20_Contents"><text:a xlink:type="simple" xlink:href="javascript:void(0);" text:style-name="Internet_20_link" text:visited-style-name="Visited_20_Internet_20_Link">A.</text:a> </text:p>
          </table:table-cell>
          <table:table-cell table:style-name="Table24.A1" office:value-type="string">
            <text:p text:style-name="Table_20_Contents"><text:bookmark text:name="ans1_892"/>grisly, living in</text:p>
          </table:table-cell>
        </table:table-row>
        <table:table-row>
          <table:table-cell table:style-name="Table24.A1" office:value-type="string">
            <text:p text:style-name="Table_20_Contents"><text:a xlink:type="simple" xlink:href="javascript:void(0);" text:style-name="Internet_20_link" text:visited-style-name="Visited_20_Internet_20_Link">B.</text:a> </text:p>
          </table:table-cell>
          <table:table-cell table:style-name="Table24.A1" office:value-type="string">
            <text:p text:style-name="Table_20_Contents"><text:bookmark text:name="ans2_892"/>incontrovertible, A cross</text:p>
          </table:table-cell>
        </table:table-row>
        <table:table-row>
          <table:table-cell table:style-name="Table24.A1" office:value-type="string">
            <text:p text:style-name="Table_20_Contents"><text:a xlink:type="simple" xlink:href="javascript:void(0);" text:style-name="Internet_20_link" text:visited-style-name="Visited_20_Internet_20_Link">C.</text:a> </text:p>
          </table:table-cell>
          <table:table-cell table:style-name="Table24.A1" office:value-type="string">
            <text:p text:style-name="Table_20_Contents"><text:bookmark text:name="ans3_892"/>chilling , inhibiting</text:p>
          </table:table-cell>
        </table:table-row>
        <table:table-row>
          <table:table-cell table:style-name="Table24.A1" office:value-type="string">
            <text:p text:style-name="Table_20_Contents"><text:a xlink:type="simple" xlink:href="javascript:void(0);" text:style-name="Internet_20_link" text:visited-style-name="Visited_20_Internet_20_Link">D.</text:a> </text:p>
          </table:table-cell>
          <table:table-cell table:style-name="Table24.A1" office:value-type="string">
            <text:p text:style-name="Table_20_Contents"><text:bookmark text:name="ans4_892"/>proper, in</text:p>
          </table:table-cell>
        </table:table-row>
        <table:table-row>
          <table:table-cell table:style-name="Table24.A1" office:value-type="string">
            <text:p text:style-name="Table_20_Contents"> </text:p>
          </table:table-cell>
          <table:table-cell table:style-name="Table24.A1" office:value-type="string">
            <text:p text:style-name="Table_20_Contents"><text:a xlink:type="simple" xlink:href="javascript:void(0)" text:style-name="Internet_20_link" text:visited-style-name="Visited_20_Internet_20_Link">Answer</text:a> <text:a xlink:type="simple" xlink:href="javascript:void(0)" text:style-name="Internet_20_link" text:visited-style-name="Visited_20_Internet_20_Link">Report</text:a> <text:a xlink:type="simple" xlink:href="javascript:void(0)" text:style-name="Internet_20_link" text:visited-style-name="Visited_20_Internet_20_Link">Discuss</text:a> </text:p>
          </table:table-cell>
        </table:table-row>
        <table:table-row>
          <table:table-cell table:style-name="Table24.A1" office:value-type="string">
            <text:p text:style-name="Table_20_Contents"> </text:p>
          </table:table-cell>
          <table:table-cell table:style-name="Table24.A1" office:value-type="string">
            <text:section text:style-name="Sect1" text:name="divans_892">
              <text:p text:style-name="P5"><text:span text:style-name="Strong_20_Emphasis">Option:</text:span> C</text:p>
              <text:p text:style-name="P5"><text:span text:style-name="Strong_20_Emphasis">Explanation :</text:span> </text:p>
              <text:p text:style-name="P5"><text:span text:style-name="Strong_20_Emphasis">Click on Discuss to view users comments.</text:span> </text:p>
            </text:section>
          </table:table-cell>
        </table:table-row>
      </table:table>
      <text:p text:style-name="Text_20_body">3:   </text:p>
      <text:p text:style-name="Text_20_body"> A country's wealth is its people.But instead of drawing out the strengths of the people, instead of drawing out their talent, this use of religion debases, degrades and depresses than ________.</text:p>
      <table:table table:name="Table25" table:style-name="Table25">
        <table:table-column table:style-name="Table25.A"/>
        <table:table-column table:style-name="Table25.B"/>
        <table:table-row>
          <table:table-cell table:style-name="Table25.A1" office:value-type="string">
            <text:p text:style-name="Table_20_Contents"><text:a xlink:type="simple" xlink:href="javascript:void(0);" text:style-name="Internet_20_link" text:visited-style-name="Visited_20_Internet_20_Link">A.</text:a> </text:p>
          </table:table-cell>
          <table:table-cell table:style-name="Table25.A1" office:value-type="string">
            <text:p text:style-name="Table_20_Contents"><text:bookmark text:name="ans1_893"/>in greater and greater measure</text:p>
          </table:table-cell>
        </table:table-row>
        <table:table-row>
          <table:table-cell table:style-name="Table25.A1" office:value-type="string">
            <text:p text:style-name="Table_20_Contents"><text:a xlink:type="simple" xlink:href="javascript:void(0);" text:style-name="Internet_20_link" text:visited-style-name="Visited_20_Internet_20_Link">B.</text:a> </text:p>
          </table:table-cell>
          <table:table-cell table:style-name="Table25.A1" office:value-type="string">
            <text:p text:style-name="Table_20_Contents"><text:bookmark text:name="ans2_893"/>further</text:p>
          </table:table-cell>
        </table:table-row>
        <table:table-row>
          <table:table-cell table:style-name="Table25.A1" office:value-type="string">
            <text:p text:style-name="Table_20_Contents"><text:a xlink:type="simple" xlink:href="javascript:void(0);" text:style-name="Internet_20_link" text:visited-style-name="Visited_20_Internet_20_Link">C.</text:a> </text:p>
          </table:table-cell>
          <table:table-cell table:style-name="Table25.A1" office:value-type="string">
            <text:p text:style-name="Table_20_Contents"><text:bookmark text:name="ans3_893"/>beyond reasonable limit</text:p>
          </table:table-cell>
        </table:table-row>
        <table:table-row>
          <table:table-cell table:style-name="Table25.A1" office:value-type="string">
            <text:p text:style-name="Table_20_Contents"><text:a xlink:type="simple" xlink:href="javascript:void(0);" text:style-name="Internet_20_link" text:visited-style-name="Visited_20_Internet_20_Link">D.</text:a> </text:p>
          </table:table-cell>
          <table:table-cell table:style-name="Table25.A1" office:value-type="string">
            <text:p text:style-name="Table_20_Contents"><text:bookmark text:name="ans4_893"/>more and more</text:p>
          </table:table-cell>
        </table:table-row>
        <table:table-row>
          <table:table-cell table:style-name="Table25.A1" office:value-type="string">
            <text:p text:style-name="Table_20_Contents"> </text:p>
          </table:table-cell>
          <table:table-cell table:style-name="Table25.A1" office:value-type="string">
            <text:p text:style-name="Table_20_Contents"><text:a xlink:type="simple" xlink:href="javascript:void(0)" text:style-name="Internet_20_link" text:visited-style-name="Visited_20_Internet_20_Link">Answer</text:a> <text:a xlink:type="simple" xlink:href="javascript:void(0)" text:style-name="Internet_20_link" text:visited-style-name="Visited_20_Internet_20_Link">Report</text:a> <text:a xlink:type="simple" xlink:href="javascript:void(0)" text:style-name="Internet_20_link" text:visited-style-name="Visited_20_Internet_20_Link">Discuss</text:a> </text:p>
          </table:table-cell>
        </table:table-row>
        <text:soft-page-break/>
        <table:table-row>
          <table:table-cell table:style-name="Table25.A1" office:value-type="string">
            <text:p text:style-name="Table_20_Contents"> </text:p>
          </table:table-cell>
          <table:table-cell table:style-name="Table25.A1" office:value-type="string">
            <text:section text:style-name="Sect1" text:name="divans_893">
              <text:p text:style-name="P5"><text:span text:style-name="Strong_20_Emphasis">Option:</text:span> D</text:p>
              <text:p text:style-name="P5"><text:span text:style-name="Strong_20_Emphasis">Explanation :</text:span> </text:p>
              <text:p text:style-name="P5"><text:span text:style-name="Strong_20_Emphasis">Click on Discuss to view users comments.</text:span> </text:p>
            </text:section>
          </table:table-cell>
        </table:table-row>
      </table:table>
      <text:p text:style-name="Text_20_body"><text:bookmark text:name="aswift_4_expand"/><text:bookmark text:name="aswift_4_anchor"/>4:   </text:p>
      <text:p text:style-name="Text_20_body">________ the more they remain the same.</text:p>
      <table:table table:name="Table26" table:style-name="Table26">
        <table:table-column table:style-name="Table26.A"/>
        <table:table-column table:style-name="Table26.B"/>
        <table:table-row>
          <table:table-cell table:style-name="Table26.A1" office:value-type="string">
            <text:p text:style-name="Table_20_Contents"><text:a xlink:type="simple" xlink:href="javascript:void(0);" text:style-name="Internet_20_link" text:visited-style-name="Visited_20_Internet_20_Link">A.</text:a> </text:p>
          </table:table-cell>
          <table:table-cell table:style-name="Table26.A1" office:value-type="string">
            <text:p text:style-name="Table_20_Contents"><text:bookmark text:name="ans1_894"/>The less the dynamism</text:p>
          </table:table-cell>
        </table:table-row>
        <table:table-row>
          <table:table-cell table:style-name="Table26.A1" office:value-type="string">
            <text:p text:style-name="Table_20_Contents"><text:a xlink:type="simple" xlink:href="javascript:void(0);" text:style-name="Internet_20_link" text:visited-style-name="Visited_20_Internet_20_Link">B.</text:a> </text:p>
          </table:table-cell>
          <table:table-cell table:style-name="Table26.A1" office:value-type="string">
            <text:p text:style-name="Table_20_Contents"><text:bookmark text:name="ans2_894"/>The more things change</text:p>
          </table:table-cell>
        </table:table-row>
        <table:table-row>
          <table:table-cell table:style-name="Table26.A1" office:value-type="string">
            <text:p text:style-name="Table_20_Contents"><text:a xlink:type="simple" xlink:href="javascript:void(0);" text:style-name="Internet_20_link" text:visited-style-name="Visited_20_Internet_20_Link">C.</text:a> </text:p>
          </table:table-cell>
          <table:table-cell table:style-name="Table26.A1" office:value-type="string">
            <text:p text:style-name="Table_20_Contents"><text:bookmark text:name="ans3_894"/>The more pronounced the transformation</text:p>
          </table:table-cell>
        </table:table-row>
        <table:table-row>
          <table:table-cell table:style-name="Table26.A1" office:value-type="string">
            <text:p text:style-name="Table_20_Contents"><text:a xlink:type="simple" xlink:href="javascript:void(0);" text:style-name="Internet_20_link" text:visited-style-name="Visited_20_Internet_20_Link">D.</text:a> </text:p>
          </table:table-cell>
          <table:table-cell table:style-name="Table26.A1" office:value-type="string">
            <text:p text:style-name="Table_20_Contents"><text:bookmark text:name="ans4_894"/>The more the merrier</text:p>
          </table:table-cell>
        </table:table-row>
        <table:table-row>
          <table:table-cell table:style-name="Table26.A1" office:value-type="string">
            <text:p text:style-name="Table_20_Contents"> </text:p>
          </table:table-cell>
          <table:table-cell table:style-name="Table26.A1" office:value-type="string">
            <text:p text:style-name="Table_20_Contents"><text:a xlink:type="simple" xlink:href="javascript:void(0)" text:style-name="Internet_20_link" text:visited-style-name="Visited_20_Internet_20_Link">Answer</text:a> <text:a xlink:type="simple" xlink:href="javascript:void(0)" text:style-name="Internet_20_link" text:visited-style-name="Visited_20_Internet_20_Link">Report</text:a> <text:a xlink:type="simple" xlink:href="javascript:void(0)" text:style-name="Internet_20_link" text:visited-style-name="Visited_20_Internet_20_Link">Discuss</text:a> </text:p>
          </table:table-cell>
        </table:table-row>
        <table:table-row>
          <table:table-cell table:style-name="Table26.A1" office:value-type="string">
            <text:p text:style-name="Table_20_Contents"> </text:p>
          </table:table-cell>
          <table:table-cell table:style-name="Table26.A1" office:value-type="string">
            <text:section text:style-name="Sect1" text:name="divans_894">
              <text:p text:style-name="P5"><text:span text:style-name="Strong_20_Emphasis">Option:</text:span> B</text:p>
              <text:p text:style-name="P5"><text:span text:style-name="Strong_20_Emphasis">Explanation :</text:span> <text:line-break/>'They' in the part after the comma must refer to somebody or something. Hence, only choice<text:line-break/>(b) will fit as 'they' in that case refers to 'things'.</text:p>
              <text:p text:style-name="P5"><text:span text:style-name="Strong_20_Emphasis">Click on Discuss to view users comments.</text:span> </text:p>
            </text:section>
          </table:table-cell>
        </table:table-row>
      </table:table>
      <text:p text:style-name="Text_20_body">5:   </text:p>
      <text:p text:style-name="Text_20_body">The trail is the thing , not the end of the trail. Travel too fast and you miss</text:p>
      <table:table table:name="Table27" table:style-name="Table27">
        <table:table-column table:style-name="Table27.A"/>
        <table:table-column table:style-name="Table27.B"/>
        <table:table-row>
          <table:table-cell table:style-name="Table27.A1" office:value-type="string">
            <text:p text:style-name="Table_20_Contents"><text:a xlink:type="simple" xlink:href="javascript:void(0);" text:style-name="Internet_20_link" text:visited-style-name="Visited_20_Internet_20_Link">A.</text:a> </text:p>
          </table:table-cell>
          <table:table-cell table:style-name="Table27.A1" office:value-type="string">
            <text:p text:style-name="Table_20_Contents"><text:bookmark text:name="ans1_895"/>all you are travelling for.</text:p>
          </table:table-cell>
        </table:table-row>
        <table:table-row>
          <table:table-cell table:style-name="Table27.A1" office:value-type="string">
            <text:p text:style-name="Table_20_Contents"><text:a xlink:type="simple" xlink:href="javascript:void(0);" text:style-name="Internet_20_link" text:visited-style-name="Visited_20_Internet_20_Link">B.</text:a> </text:p>
          </table:table-cell>
          <table:table-cell table:style-name="Table27.A1" office:value-type="string">
            <text:p text:style-name="Table_20_Contents"><text:bookmark text:name="ans2_895"/>all the sights you are supposed to see.</text:p>
          </table:table-cell>
        </table:table-row>
        <table:table-row>
          <table:table-cell table:style-name="Table27.A1" office:value-type="string">
            <text:p text:style-name="Table_20_Contents"><text:a xlink:type="simple" xlink:href="javascript:void(0);" text:style-name="Internet_20_link" text:visited-style-name="Visited_20_Internet_20_Link">C.</text:a> </text:p>
          </table:table-cell>
          <table:table-cell table:style-name="Table27.A1" office:value-type="string">
            <text:p text:style-name="Table_20_Contents"><text:bookmark text:name="ans3_895"/>the very excitement of your travel</text:p>
          </table:table-cell>
        </table:table-row>
        <table:table-row>
          <table:table-cell table:style-name="Table27.A1" office:value-type="string">
            <text:p text:style-name="Table_20_Contents"><text:a xlink:type="simple" xlink:href="javascript:void(0);" text:style-name="Internet_20_link" text:visited-style-name="Visited_20_Internet_20_Link">D.</text:a> </text:p>
          </table:table-cell>
          <table:table-cell table:style-name="Table27.A1" office:value-type="string">
            <text:p text:style-name="Table_20_Contents"><text:bookmark text:name="ans4_895"/>all the enjoyments of travel</text:p>
          </table:table-cell>
        </table:table-row>
        <table:table-row>
          <table:table-cell table:style-name="Table27.A1" office:value-type="string">
            <text:p text:style-name="Table_20_Contents"> </text:p>
          </table:table-cell>
          <table:table-cell table:style-name="Table27.A1" office:value-type="string">
            <text:p text:style-name="Table_20_Contents"><text:a xlink:type="simple" xlink:href="javascript:void(0)" text:style-name="Internet_20_link" text:visited-style-name="Visited_20_Internet_20_Link">Answer</text:a> <text:a xlink:type="simple" xlink:href="javascript:void(0)" text:style-name="Internet_20_link" text:visited-style-name="Visited_20_Internet_20_Link">Report</text:a> <text:a xlink:type="simple" xlink:href="javascript:void(0)" text:style-name="Internet_20_link" text:visited-style-name="Visited_20_Internet_20_Link">Discuss</text:a> </text:p>
          </table:table-cell>
        </table:table-row>
        <table:table-row>
          <table:table-cell table:style-name="Table27.A1" office:value-type="string">
            <text:p text:style-name="Table_20_Contents"> </text:p>
          </table:table-cell>
          <table:table-cell table:style-name="Table27.A1" office:value-type="string">
            <text:section text:style-name="Sect1" text:name="divans_895">
              <text:p text:style-name="P5"><text:span text:style-name="Strong_20_Emphasis">Option:</text:span> C</text:p>
              <text:p text:style-name="P5"><text:span text:style-name="Strong_20_Emphasis">Explanation :</text:span> <text:line-break/>Here, the trail is the important thing and hence the excitement of the trail is what you will be<text:line-break/>looking for.</text:p>
            </text:section>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10:03:58.669694845</meta:creation-date>
    <dc:date>2018-12-15T10:15:46.038208843</dc:date>
    <meta:editing-duration>PT33S</meta:editing-duration>
    <meta:editing-cycles>1</meta:editing-cycles>
    <meta:document-statistic meta:table-count="27" meta:image-count="0" meta:object-count="1" meta:page-count="5" meta:paragraph-count="237" meta:word-count="1165" meta:character-count="6756" meta:non-whitespace-character-count="5723"/>
    <meta:generator>LibreOffice/5.1.6.2$Linux_X86_64 LibreOffice_project/10m0$Build-2</meta:generator>
  </office:meta>
</office:document-meta>
</file>